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 of Sub-carriers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4"/>
          <table:table-cell office:value-type="string" calcext:value-type="string">
            <text:p>Payload (Bytes)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Fraction of Pilots</text:p>
          </table:table-cell>
          <table:table-cell table:style-name="ce1" table:formula="of:=1/4" office:value-type="float" office:value="0.25" calcext:value-type="float">
            <text:p>0.25</text:p>
          </table:table-cell>
          <table:table-cell table:formula="of:=[.B2]*[.B3]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ction of NULLS</text:p>
          </table:table-cell>
          <table:table-cell table:style-name="ce1" table:formula="of:=1/8" office:value-type="float" office:value="0.125" calcext:value-type="float">
            <text:p>0.125</text:p>
          </table:table-cell>
          <table:table-cell table:formula="of:=[.B2]*[.B4]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Mod Scheme(k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 Sub-carriers</text:p>
          </table:table-cell>
          <table:table-cell/>
          <table:table-cell table:formula="of:=[.B2]-[.C3]-[.C4]"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FEC 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lic Prefix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m per OFDM</text:p>
          </table:table-cell>
          <table:table-cell table:formula="of:=[.B2]+[.B7]" office:value-type="float" office:value="544" calcext:value-type="float">
            <text:p>544</text:p>
          </table:table-cell>
          <table:table-cell table:number-columns-repeated="4"/>
          <table:table-cell office:value-type="string" calcext:value-type="string">
            <text:p>Total Bits</text:p>
          </table:table-cell>
          <table:table-cell table:formula="of:=[.H2]*8+[.H3]" office:value-type="float" office:value="24032" calcext:value-type="float">
            <text:p>240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Symbols</text:p>
          </table:table-cell>
          <table:table-cell table:formula="of:=([.H10]/[.H4])/[.H5]" office:value-type="float" office:value="4806.4" calcext:value-type="float">
            <text:p>4806.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table:formula="of:=ROUNDUP(256/[.C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load</text:p>
          </table:table-cell>
          <table:table-cell table:style-name="ce2" table:formula="of:=ROUNDUP([.H11]/[.C5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mitted Symbols</text:p>
          </table:table-cell>
          <table:table-cell table:formula="of:=([.B14]+[.B15]+[.B16]+[.B17])*[.B10]" office:value-type="float" office:value="10880" calcext:value-type="float">
            <text:p>10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width Efficiency</text:p>
          </table:table-cell>
          <table:table-cell table:formula="of:=[.H10]/[.B19]" office:value-type="float" office:value="2.20882352941176" calcext:value-type="float">
            <text:p>2.208823529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05:23.135088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9:52:52.271048782</meta:creation-date>
    <dc:date>2018-01-28T23:11:40.845534711</dc:date>
    <meta:editing-duration>PT13H47M7S</meta:editing-duration>
    <meta:editing-cycles>18</meta:editing-cycles>
    <meta:generator>LibreOffice/5.1.6.2$Linux_X86_64 LibreOffice_project/10m0$Build-2</meta:generator>
    <meta:document-statistic meta:table-count="1" meta:cell-count="38" meta:object-count="0"/>
  </office:meta>
</office:document-meta>
</file>